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 style:font-name-asian="Times New Roman" style:font-name-complex="Times New Roman"/>
    </style:style>
    <style:style style:name="P3" style:parent-style-name="Normal" style:family="paragraph">
      <style:text-properties style:font-name="Times New Roman" style:font-name-asian="Times New Roman" style:font-name-complex="Times New Roman"/>
    </style:style>
    <style:style style:name="P4" style:parent-style-name="Normal" style:family="paragraph">
      <style:text-properties style:font-name="Times New Roman" style:font-name-asian="Times New Roman" style:font-name-complex="Times New Roman"/>
    </style:style>
    <style:style style:name="P5" style:parent-style-name="Normal" style:family="paragraph">
      <style:text-properties style:font-name="Times New Roman" style:font-name-asian="Times New Roman" style:font-name-complex="Times New Roman"/>
    </style:style>
    <style:style style:name="P6" style:parent-style-name="Normal" style:family="paragraph">
      <style:text-properties style:font-name="Times New Roman" style:font-name-asian="Times New Roman" style:font-name-complex="Times New Roman"/>
    </style:style>
    <style:style style:name="P7" style:parent-style-name="Normal" style:family="paragraph">
      <style:text-properties style:font-name="Times New Roman" style:font-name-asian="Times New Roman" style:font-name-complex="Times New Roman"/>
    </style:style>
    <style:style style:name="P8" style:parent-style-name="Normal" style:family="paragraph">
      <style:text-properties style:font-name="Times New Roman" style:font-name-asian="Times New Roman" style:font-name-complex="Times New Roman"/>
    </style:style>
    <style:style style:name="P9" style:parent-style-name="Normal" style:family="paragraph">
      <style:text-properties style:font-name="Times New Roman" style:font-name-asian="Times New Roman" style:font-name-complex="Times New Roman"/>
    </style:style>
    <style:style style:name="P10" style:parent-style-name="Normal" style:family="paragraph">
      <style:text-properties style:font-name="Times New Roman" style:font-name-asian="Times New Roman" style:font-name-complex="Times New Roman"/>
    </style:style>
    <style:style style:name="P11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3" style:parent-style-name="Normal" style:family="paragraph">
      <style:text-properties style:font-name="Times New Roman" style:font-name-asian="Times New Roman" style:font-name-complex="Times New Roman"/>
    </style:style>
    <style:style style:name="T14" style:parent-style-name="DefaultParagraphFont" style:family="text">
      <style:text-properties style:font-name="Times New Roman" style:font-name-asian="Times New Roman" style:font-name-complex="Times New Roman"/>
    </style:style>
    <style:style style:name="T15" style:parent-style-name="DefaultParagraphFont" style:family="text">
      <style:text-properties style:font-name="Times New Roman" style:font-name-asian="Times New Roman" style:font-name-complex="Times New Roman"/>
    </style:style>
    <style:style style:name="T16" style:parent-style-name="DefaultParagraphFont" style:family="text">
      <style:text-properties style:font-name="Times New Roman" style:font-name-asian="Times New Roman" style:font-name-complex="Times New Roman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8" style:parent-style-name="Normal" style:family="paragraph">
      <style:text-properties style:font-name="Times New Roman" style:font-name-asian="Times New Roman" style:font-name-complex="Times New Roman"/>
    </style:style>
    <style:style style:name="P19" style:parent-style-name="Normal" style:family="paragraph">
      <style:text-properties style:font-name="Times New Roman" style:font-name-asian="Times New Roman" style:font-name-complex="Times New Roman"/>
    </style:style>
    <style:style style:name="P20" style:parent-style-name="Normal" style:family="paragraph">
      <style:text-properties style:font-name="Times New Roman" style:font-name-asian="Times New Roman" style:font-name-complex="Times New Roman"/>
    </style:style>
    <style:style style:name="P21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2" style:parent-style-name="Normal" style:family="paragraph">
      <style:text-properties style:font-name="Times New Roman" style:font-name-asian="Times New Roman" style:font-name-complex="Times New Roman"/>
    </style:style>
    <style:style style:name="P23" style:parent-style-name="Normal" style:family="paragraph">
      <style:text-properties style:font-name="Times New Roman" style:font-name-asian="Times New Roman" style:font-name-complex="Times New Roman"/>
    </style:style>
    <style:style style:name="P24" style:parent-style-name="Normal" style:family="paragraph">
      <style:text-properties style:font-name="Times New Roman" style:font-name-asian="Times New Roman" style:font-name-complex="Times New Roman"/>
    </style:style>
    <style:style style:name="P25" style:parent-style-name="Normal" style:family="paragraph">
      <style:text-properties style:font-name="Times New Roman" style:font-name-asian="Times New Roman" style:font-name-complex="Times New Roman"/>
    </style:style>
    <style:style style:name="P26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7" style:parent-style-name="Normal" style:family="paragraph">
      <style:text-properties style:font-name="Times New Roman" style:font-name-asian="Times New Roman" style:font-name-complex="Times New Roman"/>
    </style:style>
    <style:style style:name="P28" style:parent-style-name="Normal" style:family="paragraph">
      <style:text-properties style:font-name="Times New Roman" style:font-name-asian="Times New Roman" style:font-name-complex="Times New Roman"/>
    </style:style>
    <style:style style:name="P29" style:parent-style-name="Normal" style:family="paragraph">
      <style:text-properties style:font-name="Times New Roman" style:font-name-asian="Times New Roman" style:font-name-complex="Times New Roman"/>
    </style:style>
    <style:style style:name="P30" style:parent-style-name="Normal" style:family="paragraph">
      <style:text-properties style:font-name="Times New Roman" style:font-name-asian="Times New Roman" style:font-name-complex="Times New Roman"/>
    </style:style>
    <style:style style:name="P31" style:parent-style-name="Normal" style:family="paragraph">
      <style:text-properties style:font-name="Times New Roman" style:font-name-asian="Times New Roman" style:font-name-complex="Times New Roman"/>
    </style:style>
    <style:style style:name="P32" style:parent-style-name="Normal" style:family="paragraph">
      <style:text-properties style:font-name="Times New Roman" style:font-name-asian="Times New Roman" style:font-name-complex="Times New Roman"/>
    </style:style>
    <style:style style:name="P33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4" style:parent-style-name="DefaultParagraphFont" style:family="text">
      <style:text-properties style:font-name="Times New Roman" style:font-name-asian="Times New Roman" style:font-name-complex="Times New Roman"/>
    </style:style>
    <style:style style:name="P35" style:parent-style-name="Normal" style:family="paragraph">
      <style:text-properties style:font-name="Times New Roman" style:font-name-asian="Times New Roman" style:font-name-complex="Times New Roman"/>
    </style:style>
    <style:style style:name="P36" style:parent-style-name="Normal" style:family="paragraph">
      <style:text-properties style:font-name="Times New Roman" style:font-name-asian="Times New Roman" style:font-name-complex="Times New Roman"/>
    </style:style>
    <style:style style:name="T37" style:parent-style-name="DefaultParagraphFont" style:family="text">
      <style:text-properties style:font-name="Times New Roman" style:font-name-asian="Times New Roman" style:font-name-complex="Times New Roman"/>
    </style:style>
    <style:style style:name="T38" style:parent-style-name="DefaultParagraphFont" style:family="text">
      <style:text-properties style:font-name="Times New Roman" style:font-name-asian="Times New Roman" style:font-name-complex="Times New Roman"/>
    </style:style>
    <style:style style:name="T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" style:parent-style-name="DefaultParagraphFont" style:family="text">
      <style:text-properties style:font-name="Times New Roman" style:font-name-asian="Times New Roman" style:font-name-complex="Times New Roman"/>
    </style:style>
    <style:style style:name="P41" style:parent-style-name="Normal" style:family="paragraph">
      <style:text-properties style:font-name="Times New Roman" style:font-name-asian="Times New Roman" style:font-name-complex="Times New Roman"/>
    </style:style>
    <style:style style:name="P42" style:parent-style-name="Normal" style:family="paragraph">
      <style:text-properties style:font-name="Times New Roman" style:font-name-asian="Times New Roman" style:font-name-complex="Times New Roman"/>
    </style:style>
    <style:style style:name="P43" style:parent-style-name="Normal" style:family="paragraph">
      <style:text-properties style:font-name="Times New Roman" style:font-name-asian="Times New Roman" style:font-name-complex="Times New Roman"/>
    </style:style>
    <style:style style:name="P4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5" style:parent-style-name="Normal" style:family="paragraph">
      <style:text-properties style:font-name="Times New Roman" style:font-name-asian="Times New Roman" style:font-name-complex="Times New Roman"/>
    </style:style>
    <style:style style:name="P46" style:parent-style-name="Normal" style:family="paragraph">
      <style:text-properties style:font-name="Times New Roman" style:font-name-asian="Times New Roman" style:font-name-complex="Times New Roman"/>
    </style:style>
    <style:style style:name="P47" style:parent-style-name="Normal" style:family="paragraph">
      <style:text-properties style:font-name="Times New Roman" style:font-name-asian="Times New Roman" style:font-name-complex="Times New Roman"/>
    </style:style>
    <style:style style:name="T48" style:parent-style-name="DefaultParagraphFont" style:family="text">
      <style:text-properties style:font-name="Times New Roman" style:font-name-asian="Times New Roman" style:font-name-complex="Times New Roman"/>
    </style:style>
    <style:style style:name="T49" style:parent-style-name="DefaultParagraphFont" style:family="text">
      <style:text-properties style:font-name="Times New Roman" style:font-name-asian="Times New Roman" style:font-name-complex="Times New Roman"/>
    </style:style>
    <style:style style:name="T50" style:parent-style-name="Hyperlink" style:family="text">
      <style:text-properties style:font-name="Times New Roman" style:font-name-asian="Times New Roman" style:font-name-complex="Times New Roman"/>
    </style:style>
    <style:style style:name="T51" style:parent-style-name="DefaultParagraphFont" style:family="text">
      <style:text-properties style:font-name="Times New Roman" style:font-name-asian="Times New Roman" style:font-name-complex="Times New Roman"/>
    </style:style>
    <style:style style:name="T52" style:parent-style-name="DefaultParagraphFont" style:family="text">
      <style:text-properties style:font-name="Times New Roman" style:font-name-asian="Times New Roman" style:font-name-complex="Times New Roman"/>
    </style:style>
    <style:style style:name="T53" style:parent-style-name="DefaultParagraphFont" style:family="text">
      <style:text-properties style:font-name="Times New Roman" style:font-name-asian="Times New Roman" style:font-name-complex="Times New Roman"/>
    </style:style>
    <style:style style:name="P54" style:parent-style-name="Normal" style:family="paragraph">
      <style:text-properties style:font-name="Times New Roman" style:font-name-asian="Times New Roman" style:font-name-complex="Times New Roman"/>
    </style:style>
    <style:style style:name="P55" style:parent-style-name="Normal" style:family="paragraph">
      <style:text-properties style:font-name="Times New Roman" style:font-name-asian="Times New Roman" style:font-name-complex="Times New Roman"/>
    </style:style>
    <style:style style:name="T56" style:parent-style-name="DefaultParagraphFont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Lappeenrannan teknillinen yliopisto</text:p>
      <text:p text:style-name="P2">Name of your school goes here (School of Business and Management)</text:p>
      <text:p text:style-name="P3"><text:s/></text:p>
      <text:p text:style-name="P4"><text:s/></text:p>
      <text:p text:style-name="P5"><text:s/></text:p>
      <text:p text:style-name="P6"><text:s/></text:p>
      <text:p text:style-name="P7"><text:s/></text:p>
      <text:p text:style-name="P8">Software Development Skills Front-End, Online course</text:p>
      <text:p text:style-name="P9"><text:s/></text:p>
      <text:p text:style-name="P10">Severi Arpinen, 000253077</text:p>
      <text:p text:style-name="P11">LEARNING DIARY</text:p>
      <text:p text:style-name="P12">30.10.2024<text:s/>- “Introduction and Base HTML”</text:p>
      <text:p text:style-name="P13">I started the course today, I have completed the “devops”, course and<text:s/><text:bookmark-start text:name="_Int_qLZHq0gh"/>had<text:bookmark-end text:name="_Int_qLZHq0gh"/><text:s/>some more time now to complete this one next. First, I started by visiting all of the<text:s/>moodle pages and learning how to complete this course.<text:s/>I know about Git-version control, so I didnt<text:s/><text:bookmark-start text:name="_Int_ZHdHmz3k"/>have to<text:bookmark-end text:name="_Int_ZHdHmz3k"/><text:s/>download anything.</text:p>
      <text:p text:style-name="Normal"><text:span text:style-name="T14">I created a new Git</text:span><text:span text:style-name="T15">Hu</text:span><text:span text:style-name="T16">b repository for the courses project, and watched the first part of the module,<text:s/></text:span><text:span text:style-name="T17">“Introduction and Base HTML”.</text:span></text:p>
      <text:p text:style-name="P18">I downloaded the pictures for the project and<text:s/>synced them to<text:s/>the Git repository.</text:p>
      <text:p text:style-name="P19">I followed the video and did the same things in my own project, which meant creating the base index.html file, it was kind of hard to follow along, since<text:s/>I<text:s/>have zero experience in front end languages,<text:s/>except<text:s/>for one course in Android Studio (Java).</text:p>
      <text:p text:style-name="P20">After completing the first part of the module, I watched some videos to understand html and CSS better, which maybe will help for this course.</text:p>
      <text:p text:style-name="P21">1.11.2024 - “Links and Core CSS”</text:p>
      <text:p text:style-name="P22">I started working on the second part of the module:</text:p>
      <text:p text:style-name="P23">First, I added some basic CSS code for<text:s/><text:bookmark-start text:name="_Int_wsvACiWd"/>the style.css<text:bookmark-end text:name="_Int_wsvACiWd"/>. I created utility and navigation bar classes.<text:s/></text:p>
      <text:p text:style-name="P24">I added a “hover” effect on the navigation bar items, where it transitions to a light-blue color when hovered over. I also aligned all the items in the bar.</text:p>
      <text:p text:style-name="P25">I learned<text:s/>a lot<text:s/>of<text:s/><text:bookmark-start text:name="_Int_pLRWGIaS"/>CSS<text:bookmark-end text:name="_Int_pLRWGIaS"/><text:s/>from this part of the module, since I had zero experience before this. I learned the basic syntax, different<text:s/>types<text:s/>of classes and how to implement variables, using some default-color variables.</text:p>
      <text:p text:style-name="P26">5.11.2024 - “Buttons and Utility classes, CSS Grid &amp; Cards”</text:p>
      <text:p text:style-name="P27">I started with watching the video about buttons and utility classes.</text:p>
      <text:p text:style-name="P28">I created some basic CSS-buttons and functionality for them, I added colors, hovers and made the mouse a pointer when hovered over.</text:p>
      <text:p text:style-name="P29"><text:bookmark-start text:name="_Int_d62FTXOq"/>Next, I created a new class in html, which will be for the hero-image on the frontpage.<text:bookmark-end text:name="_Int_d62FTXOq"/><text:s/>I also created some text classes in CSS, for different text sizes.</text:p>
      <text:p text:style-name="P30">After creating the hero for the page, i created<text:s/>an<text:s/>introduction-video part with a black background under the hero.<text:s/></text:p>
      <text:p text:style-name="P31">Below the video-preview i created a testimonials-part, where i used a slightly lighter black<text:s/>background, to give it some nice contracts.<text:s/>I used CSS<text:s/>grid<text:s/>to display the cards on the site.<text:s/>I learned a bunch more about CSS while doing the testimonials cards, mainly on how to use the CSS grid.<text:s/>I also learned about pseudo-classes when calling the nth element when aligning the text on the cards.</text:p>
      <text:p text:style-name="P32">Lastly, I created two pricing-cards with the CSS-grid, these were<text:s/><text:bookmark-start text:name="_Int_uxkb1czv"/>pretty easy<text:bookmark-end text:name="_Int_uxkb1czv"/><text:s/>to implement.</text:p>
      <text:p text:style-name="P33">7.11.2024 - “FAQ<text:s/>elements,<text:s/>Mobile Menu &amp; Responsiveness”</text:p>
      <text:p text:style-name="Normal"><text:span text:style-name="T34">I started the module-part “FAQ elements”, where I would create an interactive accordion element with expanding content.</text:span></text:p>
      <text:p text:style-name="P35">After doing the basic Html and CSS codes, I got to learn my first lines on JavaScript. I have never used JS, so it was a bit confusing at first, although I managed to understand it eventually.<text:s/>I also got an idea for the final project, where I would modify this JS script, to open and close the FAQ sections, when the mouse is only hovered over it.<text:s/></text:p>
      <text:p text:style-name="P36">Next, I created a footer for the page, where I used CSS grid, to make the cards side by side. I added a Newsletter-part where you could input your email.</text:p>
      <text:p text:style-name="Normal"><text:span text:style-name="T37">Finally,</text:span><text:span text:style-name="T38"><text:s/>I started working on<text:s/></text:span><text:span text:style-name="T39">Mobile Menu and Responsiveness</text:span><text:span text:style-name="T40">, where i would e adding responsiveness for the mobile-sized screens.<text:s/></text:span></text:p>
      <text:p text:style-name="P41">I did this by first adding some media queries for different sized displays, and created a hamburger-button that would open up the navigation bar when the screen size is smaller than 670px. I added some<text:s/>JavaScript<text:s/>to make the button work and display a smooth animation.</text:p>
      <text:p text:style-name="P42">I also changed the background hero-image to a different, smaller one found from the instruction-videos image folder, and changed the texts and buttons to look nice when on a smaller screen.</text:p>
      <text:p text:style-name="P43">After finishing up the mobile-screen responsiveness, i was ready with the assignments in the video and had a working<text:s/>website<text:s/>now. Next, I would have to come up with some extensions for this website to make it more “my looking”.</text:p>
      <text:p text:style-name="P44">13.11.2024 - Working on the project</text:p>
      <text:p text:style-name="P45">I started working on the project, I have decided that I would change the color-scheme of the page and will create another page, that will open when a user clicks any links or buttons. I would also<text:s/>modify the FAQ-section to pop up when the mouse hovered over it.</text:p>
      <text:p text:style-name="P46">First,<text:s/>I played around with some new color themes.<text:s/>I decided to go for a green primary-color. I tried to create some of my own pictures for the website, but I struggled to use<text:s/>Figma, so I<text:s/>decided<text:s/>to leave the pictures given in the<text:s/>exercises.</text:p>
      <text:p text:style-name="P47">Next, I created a new html file for the second page, where I would do an<text:s/>image slider<text:s/>whit<text:s/>CSS<text:s/>flex.<text:s/>I added some text and a button for going back to the homepage. I found a video tutorial, on how to do an<text:s/>image slider (https://www.youtube.com/watch?v=McPdzhLRzCg).<text:s/>I followed the tutorial and created my own image slider, which turned out great.<text:s/></text:p>
      <text:p text:style-name="Normal"><text:span text:style-name="T48">Lastly, for my project I wanted to create FAQ-elements to open while being hovered over. I started by digging the web for how to get started with it.<text:s/></text:span><text:span text:style-name="T49">I found an example for hover activated accordian:<text:s/></text:span><text:a xlink:href="https://codepen.io/uniqname/pen/nOVoyK" office:target-frame-name="_top" xlink:show="replace"><text:span text:style-name="T50">https://codepen.io/uniqname/pen/nOVoyK</text:span></text:a><text:span text:style-name="T51">, from which I modified my own code to make it behave like it.</text:span><text:span text:style-name="T52"><text:s/>I had some problems with it but after an hour of debugging – with the help of ChatGPT, I managed to get it to work</text:span><text:span text:style-name="T53"><text:s/>finally...</text:span></text:p>
      <text:p text:style-name="P54">Last step was to deploy the website, I followed the video in<text:s/>moodle, realized I can't get it to work, and found a way to deploy the website straight from GitHub itself. I just had to navigate to the settings and under packages, I could easily deploy it.<text:s/></text:p>
      <text:p text:style-name="P55"/>
      <text:p text:style-name="Normal"><text:span text:style-name="T5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everi Arpinen</meta:initial-creator>
    <dc:creator>Severi Arpinen</dc:creator>
    <meta:creation-date>2024-11-13T12:21:00Z</meta:creation-date>
    <dc:date>2024-11-13T12:21:00Z</dc:date>
    <meta:template xlink:href="Normal.dotm" xlink:type="simple"/>
    <meta:editing-cycles>1</meta:editing-cycles>
    <meta:editing-duration>PT0S</meta:editing-duration>
    <meta:document-statistic meta:page-count="1" meta:paragraph-count="11" meta:word-count="872" meta:character-count="5835" meta:row-count="41" meta:non-whitespace-character-count="4974"/>
  </office:meta>
</office:document-meta>
</file>